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81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76.96pt"/>
    </style:style>
    <style:style style:name="co4" style:family="table-column">
      <style:table-column-properties fo:break-before="auto" style:column-width="52.6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est-frag-bass_5f_ntm_7c_PB40">
      <style:table-properties table:display="true" style:writing-mode="lr-tb"/>
    </style:style>
    <style:style style:name="ta2" style:family="table" style:master-page-name="PageStyle_5f_test-frag-fass_5f_ctm_7c_PB40">
      <style:table-properties table:display="true" style:writing-mode="lr-tb"/>
    </style:style>
    <style:style style:name="ta3" style:family="table" style:master-page-name="PageStyle_5f_test-frag-fass_5f_ntm_7c_PB40">
      <style:table-properties table:display="true" style:writing-mode="lr-tb"/>
    </style:style>
    <style:style style:name="ta4" style:family="table" style:master-page-name="PageStyle_5f_test-full-bass_5f_ntm_7c_NLReff">
      <style:table-properties table:display="true" style:writing-mode="lr-tb"/>
    </style:style>
    <style:style style:name="ta5" style:family="table" style:master-page-name="PageStyle_5f_test-full-bass_5f_other_7c_NLReff">
      <style:table-properties table:display="true" style:writing-mode="lr-tb"/>
    </style:style>
    <style:style style:name="ta6" style:family="table" style:master-page-name="PageStyle_5f_test-full-fass_5f_the3_5f_ntm_7c_NLReff">
      <style:table-properties table:display="true" style:writing-mode="lr-tb"/>
    </style:style>
    <style:style style:name="ta7" style:family="table" style:master-page-name="PageStyle_5f_test-full-fass_5f_ctm_7c_NLReff">
      <style:table-properties table:display="true" style:writing-mode="lr-tb"/>
    </style:style>
    <style:style style:name="ta8" style:family="table" style:master-page-name="PageStyle_5f_test-full-fass_5f_ntm_7c_NLReff">
      <style:table-properties table:display="true" style:writing-mode="lr-tb"/>
    </style:style>
    <style:style style:name="ta9" style:family="table" style:master-page-name="PageStyle_5f_test-full-bass_5f_ntm_7c_PB40">
      <style:table-properties table:display="true" style:writing-mode="lr-tb"/>
    </style:style>
    <style:style style:name="ta10" style:family="table" style:master-page-name="PageStyle_5f_test-full-fass_5f_ctm_7c_PB40">
      <style:table-properties table:display="true" style:writing-mode="lr-tb"/>
    </style:style>
    <style:style style:name="ta11" style:family="table" style:master-page-name="PageStyle_5f_test-full-fass_5f_ntm_7c_PB40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style:text-position="0% 100%" style:font-style-complex="normal" style:font-style-asian="normal" style:font-weight-complex="bold" style:font-weight-asian="bold" style:font-size-complex="11pt" style:font-size-asian="11pt" style:font-name-complex="Arial" fo:color="#000000" fo:text-shadow="none" style:text-outline="false" fo:font-style="normal" style:text-line-through-type="none" style:text-underline-style="none" style:text-underline-color="font-color" fo:font-weight="bold" fo:font-size="11pt"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-frag-bass_ntm|PB4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11"/>
          <table:table-cell table:style-name="ce1" office:value-type="string" calcext:value-type="string">
            <text:p>motif+env5</text:p>
          </table:table-cell>
          <table:table-cell table:style-name="ce1" table:number-columns-repeated="7"/>
          <table:table-cell table:style-name="ce1" office:value-type="string" calcext:value-type="string">
            <text:p>motiv+env10</text:p>
          </table:table-cell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35" calcext:value-type="float">
            <text:p>0.3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23" calcext:value-type="float">
            <text:p>0.23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43" calcext:value-type="float">
            <text:p>0.43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48" calcext:value-type="float">
            <text:p>0.48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21" calcext:value-type="float">
            <text:p>0.21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3" calcext:value-type="float">
            <text:p>0.30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35" calcext:value-type="float">
            <text:p>0.3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29" calcext:value-type="float">
            <text:p>0.29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44" calcext:value-type="float">
            <text:p>0.44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41" calcext:value-type="float">
            <text:p>0.4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38" calcext:value-type="float">
            <text:p>0.38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38" calcext:value-type="float">
            <text:p>0.38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2" calcext:value-type="float">
            <text:p>0.20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43" calcext:value-type="float">
            <text:p>0.43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46" calcext:value-type="float">
            <text:p>0.4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<text:span text:style-name="T1">bass-model-avg</text:span>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437236" calcext:value-type="float">
            <text:p>437236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49" calcext:value-type="float">
            <text:p>0.49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9" calcext:value-type="float">
            <text:p>0.90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0.18" calcext:value-type="float">
            <text:p>0.18</text:p>
          </table:table-cell>
          <table:table-cell table:style-name="ce4"/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0.83" calcext:value-type="float">
            <text:p>0.83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0.37" calcext:value-type="float">
            <text:p>0.37</text:p>
          </table:table-cell>
          <table:table-cell table:style-name="ce4"/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73" calcext:value-type="float">
            <text:p>0.73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0.41" calcext:value-type="float">
            <text:p>0.4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2" calcext:value-type="float">
            <text:p>0.20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46" calcext:value-type="float">
            <text:p>0.46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3" calcext:value-type="float">
            <text:p>0.53</text:p>
          </table:table-cell>
          <table:table-cell table:number-columns-repeated="998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rag-fass_ctm|PB40" table:style-name="ta2"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11"/>
          <table:table-cell table:style-name="ce1" office:value-type="string" calcext:value-type="string">
            <text:p>motif+env5</text:p>
          </table:table-cell>
          <table:table-cell table:style-name="ce1" table:number-columns-repeated="7"/>
          <table:table-cell table:style-name="ce1" office:value-type="string" calcext:value-type="string">
            <text:p>motiv+env10</text:p>
          </table:table-cell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3" calcext:value-type="float">
            <text:p>0.03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<text:span text:style-name="T1">bass-model-avg</text:span>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437236" calcext:value-type="float">
            <text:p>437236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/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0.04" calcext:value-type="float">
            <text:p>0.04</text:p>
          </table:table-cell>
          <table:table-cell table:style-name="ce4"/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998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rag-fass_ntm|PB40" table:style-name="ta3"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11"/>
          <table:table-cell table:style-name="ce1" office:value-type="string" calcext:value-type="string">
            <text:p>motif+env5</text:p>
          </table:table-cell>
          <table:table-cell table:style-name="ce1" table:number-columns-repeated="7"/>
          <table:table-cell table:style-name="ce1" office:value-type="string" calcext:value-type="string">
            <text:p>motiv+env10</text:p>
          </table:table-cell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<text:span text:style-name="T1">bass-model-avg</text:span>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437236" calcext:value-type="float">
            <text:p>437236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0.71" calcext:value-type="float">
            <text:p>0.71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" calcext:value-type="float">
            <text:p>0.00</text:p>
          </table:table-cell>
          <table:table-cell table:style-name="ce4"/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0.03" calcext:value-type="float">
            <text:p>0.03</text:p>
          </table:table-cell>
          <table:table-cell table:style-name="ce4"/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83" calcext:value-type="float">
            <text:p>0.83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998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bass_ntm|NLReff" table:style-name="ta4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73" calcext:value-type="float">
            <text:p>0.7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73" calcext:value-type="float">
            <text:p>0.7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81" calcext:value-type="float">
            <text:p>0.81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85" calcext:value-type="float">
            <text:p>0.8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81" calcext:value-type="float">
            <text:p>0.81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84" calcext:value-type="float">
            <text:p>0.84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span text:style-name="T1">bass-model-avg</text:span>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float" office:value="0.79" calcext:value-type="float">
            <text:p>0.79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" calcext:value-type="float">
            <text:p>0.90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bass_other|NLReff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48" calcext:value-type="float">
            <text:p>0.4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3" calcext:value-type="float">
            <text:p>0.3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57" calcext:value-type="float">
            <text:p>0.57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9" calcext:value-type="float">
            <text:p>0.59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59" calcext:value-type="float">
            <text:p>0.59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55" calcext:value-type="float">
            <text:p>0.5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span text:style-name="T1">bass-model-avg</text:span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74" calcext:value-type="float">
            <text:p>0.74</text:p>
          </table:table-cell>
          <table:table-cell table:style-name="ce4" office:value-type="float" office:value="0.91" calcext:value-type="float">
            <text:p>0.91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0.51" calcext:value-type="float">
            <text:p>0.51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66" calcext:value-type="float">
            <text:p>0.66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the3_ntm|NLReff" table:style-name="ta6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48" calcext:value-type="float">
            <text:p>0.4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24" calcext:value-type="float">
            <text:p>0.24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33" calcext:value-type="float">
            <text:p>0.3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46" calcext:value-type="float">
            <text:p>0.46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57" calcext:value-type="float">
            <text:p>0.57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43" calcext:value-type="float">
            <text:p>0.4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span text:style-name="T1">bass-model-avg</text:span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71" calcext:value-type="float">
            <text:p>0.71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0.42" calcext:value-type="float">
            <text:p>0.4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61" calcext:value-type="float">
            <text:p>0.61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ctm|NLReff" table:style-name="ta7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42" calcext:value-type="float">
            <text:p>0.4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34" calcext:value-type="float">
            <text:p>0.34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4" calcext:value-type="float">
            <text:p>0.4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51" calcext:value-type="float">
            <text:p>0.51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6" calcext:value-type="float">
            <text:p>0.6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52" calcext:value-type="float">
            <text:p>0.5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span text:style-name="T1">bass-model-avg</text:span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0.46" calcext:value-type="float">
            <text:p>0.46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66" calcext:value-type="float">
            <text:p>0.66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ntm|NLReff" table:style-name="ta8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49" calcext:value-type="float">
            <text:p>0.49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28" calcext:value-type="float">
            <text:p>0.2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42" calcext:value-type="float">
            <text:p>0.4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46" calcext:value-type="float">
            <text:p>0.46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54" calcext:value-type="float">
            <text:p>0.54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43" calcext:value-type="float">
            <text:p>0.4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<text:span text:style-name="T1">bass-model-avg</text:span>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73" calcext:value-type="float">
            <text:p>0.73</text:p>
          </table:table-cell>
          <table:table-cell table:style-name="ce4" office:value-type="float" office:value="0.91" calcext:value-type="float">
            <text:p>0.91</text:p>
          </table:table-cell>
          <table:table-cell table:style-name="ce4" office:value-type="float" office:value="0.67" calcext:value-type="float">
            <text:p>0.67</text:p>
          </table:table-cell>
          <table:table-cell table:style-name="ce4" office:value-type="float" office:value="0.44" calcext:value-type="float">
            <text:p>0.44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58" calcext:value-type="float">
            <text:p>0.58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bass_ntm|PB40" table:style-name="ta9">
        <table:table-column table:style-name="co1" table:default-cell-style-name="Default"/>
        <table:table-column table:style-name="co2" table:number-columns-repeated="9" table:default-cell-style-name="Default"/>
        <table:table-column table:style-name="co4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38" calcext:value-type="float">
            <text:p>0.38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43" calcext:value-type="float">
            <text:p>0.43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34" calcext:value-type="float">
            <text:p>0.34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44" calcext:value-type="float">
            <text:p>0.44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31" calcext:value-type="float">
            <text:p>0.31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38" calcext:value-type="float">
            <text:p>0.38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<text:span text:style-name="T1">bass-model-avg</text:span>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437236" calcext:value-type="float">
            <text:p>437236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7" calcext:value-type="float">
            <text:p>0.70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0.38" calcext:value-type="float">
            <text:p>0.38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1" calcext:value-type="float">
            <text:p>0.51</text:p>
          </table:table-cell>
          <table:table-cell table:style-name="ce1" table:number-columns-repeated="16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ctm|PB40" table:style-name="ta10">
        <table:table-column table:style-name="co1" table:default-cell-style-name="Default"/>
        <table:table-column table:style-name="co2" table:number-columns-repeated="9" table:default-cell-style-name="Default"/>
        <table:table-column table:style-name="co4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6" calcext:value-type="float">
            <text:p>0.06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11" calcext:value-type="float">
            <text:p>0.11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6" calcext:value-type="float">
            <text:p>0.06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06" calcext:value-type="float">
            <text:p>0.06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09" calcext:value-type="float">
            <text:p>0.09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17" calcext:value-type="float">
            <text:p>0.17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<text:span text:style-name="T1">bass-model-avg</text:span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37236" calcext:value-type="float">
            <text:p>437236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89" calcext:value-type="float">
            <text:p>0.89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0.09" calcext:value-type="float">
            <text:p>0.09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6" calcext:value-type="float">
            <text:p>0.06</text:p>
          </table:table-cell>
          <table:table-cell table:style-name="ce1" table:number-columns-repeated="16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ntm|PB40" table:style-name="ta11">
        <table:table-column table:style-name="co1" table:default-cell-style-name="Default"/>
        <table:table-column table:style-name="co2" table:number-columns-repeated="9" table:default-cell-style-name="Default"/>
        <table:table-column table:style-name="co4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13" calcext:value-type="float">
            <text:p>0.13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7" calcext:value-type="float">
            <text:p>0.07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1" calcext:value-type="float">
            <text:p>0.01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04" calcext:value-type="float">
            <text:p>0.04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9" calcext:value-type="float">
            <text:p>0.09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6" calcext:value-type="float">
            <text:p>0.06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<text:span text:style-name="T1">bass-model-avg</text:span>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437236" calcext:value-type="float">
            <text:p>437236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0.56" calcext:value-type="float">
            <text:p>0.56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0.07" calcext:value-type="float">
            <text:p>0.07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04" calcext:value-type="float">
            <text:p>0.04</text:p>
          </table:table-cell>
          <table:table-cell table:style-name="ce1" table:number-columns-repeated="16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-frag-bass_5f_ntm_7c_PB40" style:display-name="PageStyle_test-frag-bass_n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rag-fass_5f_ctm_7c_PB40" style:display-name="PageStyle_test-frag-fass_c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rag-fass_5f_ntm_7c_PB40" style:display-name="PageStyle_test-frag-fass_n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bass_5f_ntm_7c_NLReff" style:display-name="PageStyle_test-full-bass_ntm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bass_5f_other_7c_NLReff" style:display-name="PageStyle_test-full-bass_other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the3_5f_ntm_7c_NLReff" style:display-name="PageStyle_test-full-fass_the3_ntm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ctm_7c_NLReff" style:display-name="PageStyle_test-full-fass_ctm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ntm_7c_NLReff" style:display-name="PageStyle_test-full-fass_ntm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bass_5f_ntm_7c_PB40" style:display-name="PageStyle_test-full-bass_n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ctm_7c_PB40" style:display-name="PageStyle_test-full-fass_c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ntm_7c_PB40" style:display-name="PageStyle_test-full-fass_ntm|PB4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1284" meta:object-count="0"/>
    <meta:generator>LibreOfficeDev/6.0.5.2$Linux_X86_64 LibreOffice_project/</meta:generator>
  </office:meta>
</office:document-meta>
</file>